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2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100">
      <style:text-properties fo:font-size="8pt" style:font-size-asian="8pt" style:font-size-complex="8pt"/>
    </style:style>
    <style:style style:name="ce3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rawnBlaster_bom_v1.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4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 C5-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3RACTU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0603_1608Metric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71H106KA12L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1210_3225Metric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-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FR1J470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P_Radial_D6.3mm_P2.50m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2B-E3/52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_SMB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PS1L30AFN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_SMA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M3Z15VST1G</text:p>
          </table:table-cell>
          <table:table-cell office:value-type="string" calcext:value-type="string">
            <text:p>ON Semiconductors</text:p>
          </table:table-cell>
          <table:table-cell office:value-type="string" calcext:value-type="string">
            <text:p>MM3Z15VST1G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_SOD-323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Erni</text:p>
          </table:table-cell>
          <table:table-cell office:value-type="float" office:value="364914" calcext:value-type="float">
            <text:p>364914</text:p>
          </table:table-cell>
          <table:table-cell office:value-type="string" calcext:value-type="string">
            <text:p>Connector Europe 64 contacts, ranges A,B,C</text:p>
          </table:table-cell>
          <table:table-cell office:value-type="string" calcext:value-type="string">
            <text:p>Socket_DIN41612-CaseC1-AC-Male-64Pin-2rows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W-103-07-G-S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PinHeader_1x03_P2.54mm_Vertical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 J10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SW-120-07-G-S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office:value-type="string" calcext:value-type="string">
            <text:p>PinHeader_1x20_P2.54mm_Vertical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SW-106-02-G-D-RA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PinSocket_2x06_P2.54mm_Horizontal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table:number-columns-repeated="2"/>
          <table:table-cell office:value-type="string" calcext:value-type="string">
            <text:p>Jumper, normally open, small symbol</text:p>
          </table:table-cell>
          <table:table-cell office:value-type="string" calcext:value-type="string">
            <text:p>SolderJumper-2_P1.3mm_Open_Pad1.0x1.5mm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6023LE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E-13</text:p>
          </table:table-cell>
          <table:table-cell office:value-type="string" calcext:value-type="string">
            <text:p>P-MOSFET transistor, gate/drain/source, drain connected to mounting plane</text:p>
          </table:table-cell>
          <table:table-cell office:value-type="string" calcext:value-type="string">
            <text:p>SOT-2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0K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-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-R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0805_2012Metric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-R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8ENF49R9V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1206_3216Metric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-R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R0816P-4990-D-68A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_0603_1608Metric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ABT245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ABT245D</text:p>
          </table:table-cell>
          <table:table-cell office:value-type="string" calcext:value-type="string">
            <text:p>Octal BUS Transceivers, 3-State outputs</text:p>
          </table:table-cell>
          <table:table-cell office:value-type="string" calcext:value-type="string">
            <text:p>SOIC-20W_7.5x12.8mm_P1.27mm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 U5</text:p>
          </table:table-cell>
          <table:table-cell office:value-type="string" calcext:value-type="string">
            <text:p>74LVC1G07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LVC1G07GV</text:p>
          </table:table-cell>
          <table:table-cell office:value-type="string" calcext:value-type="string">
            <text:p>Single Power Supply, Single Buffer GATE, CMOS Logic, Level Shifter, SOT-23-5</text:p>
          </table:table-cell>
          <table:table-cell office:value-type="string" calcext:value-type="string">
            <text:p>SOT-23-5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LM7805CT</text:p>
          </table:table-cell>
          <table:table-cell office:value-type="string" calcext:value-type="string">
            <text:p>Positive 1A 35V Linear Regulator, Fixed Output 5V, TO-220</text:p>
          </table:table-cell>
          <table:table-cell office:value-type="string" calcext:value-type="string">
            <text:p>TO-220-3_Horizontal_TabDown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Seeed Studio</text:p>
          </table:table-cell>
          <table:table-cell office:value-type="float" office:value="102110537" calcext:value-type="float">
            <text:p>102110537</text:p>
          </table:table-cell>
          <table:table-cell/>
          <table:table-cell office:value-type="string" calcext:value-type="string">
            <text:p>RPi_Pico_SMD_TH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v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2" office:value-type="string" calcext:value-type="string">
            <text:p>2020-12-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Di 19 Okt 2021 21:54:09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lars/Dokumente/git_repos/Prawnblaster_Breakout/KiCAD/PrawnBlaster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2T11:47:26.400935602</dc:date>
    <meta:editing-duration>PT4M14S</meta:editing-duration>
    <meta:editing-cycles>1</meta:editing-cycles>
    <meta:document-statistic meta:table-count="1" meta:cell-count="195" meta:object-count="0"/>
    <meta:generator>LibreOffice/7.0.6.2$Linux_X86_64 LibreOffice_project/144abb84a525d8e30c9dbbefa69cbbf2d8d4ae3b</meta:generator>
  </office:meta>
</office:document-meta>
</file>